
<file path=META-INF/manifest.xml><?xml version="1.0" encoding="utf-8"?>
<manifest:manifest xmlns:manifest="urn:oasis:names:tc:opendocument:xmlns:manifest:1.0" xmlns:office="urn:oasis:names:tc:opendocument:xmlns:office: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office:font-face-decls>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ourier" svg:font-family="Courier" style:font-family-generic="modern"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ourier New" svg:font-family="'Courier New'" style:font-family-generic="modern"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Verdana" svg:font-family="Verdana"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rial" svg:font-family="Arial"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rial Black" svg:font-family="Arial Black"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Wingdings" svg:font-family="Wingdings" style:font-pitch="variable" style:font-charset="x-symbol"/>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cidasans" svg:font-family="Lucidasans"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cida Console" svg:font-family="'Lucida Console'"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xi Sans" svg:font-family="'Luxi Sans'"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mes New Roman" svg:font-family="'Times New Roman'" style:font-family-generic="roman" style:font-pitch="variable"/>
  </office:font-face-decls>
  <office:automatic-styles>
    <style:style xmlns:style="urn:oasis:names:tc:opendocument:xmlns:style:1.0" style:name="para-list-padding" style:family="paragraph" style:parent-style-name="Standard">
      <style:paragraph-properties xmlns:fo="urn:oasis:names:tc:opendocument:xmlns:xsl-fo-compatible:1.0" xmlns:text="urn:oasis:names:tc:opendocument:xmlns:text:1.0" fo:margin-top="0.20cm" fo:margin-bottom="0.0cm" text:enable-numbering="true"/>
      <style:text-properties/>
    </style:style>
    <style:style xmlns:style="urn:oasis:names:tc:opendocument:xmlns:style:1.0" style:name="para-list-begin" style:family="paragraph" style:parent-style-name="Standard" style:list-style-name="list1">
      <style:paragraph-properties xmlns:fo="urn:oasis:names:tc:opendocument:xmlns:xsl-fo-compatible:1.0" xmlns:text="urn:oasis:names:tc:opendocument:xmlns:text:1.0" fo:margin-top="0.20cm" fo:margin-bottom="0.0cm" text:enable-numbering="true"/>
      <style:text-properties/>
    </style:style>
    <style:style xmlns:style="urn:oasis:names:tc:opendocument:xmlns:style:1.0" style:name="para-list-compact" style:family="paragraph" style:parent-style-name="Standard" style:list-style-name="list1">
      <style:paragraph-properties xmlns:fo="urn:oasis:names:tc:opendocument:xmlns:xsl-fo-compatible:1.0" xmlns:text="urn:oasis:names:tc:opendocument:xmlns:text:1.0" fo:margin-top="0.0cm" fo:margin-bottom="0.0cm" text:enable-numbering="true"/>
      <style:text-properties/>
    </style:style>
    <style:style xmlns:style="urn:oasis:names:tc:opendocument:xmlns:style:1.0" style:name="para-title1" style:family="paragraph" style:parent-style-name="Standard">
      <style:paragraph-properties xmlns:fo="urn:oasis:names:tc:opendocument:xmlns:xsl-fo-compatible:1.0" fo:margin-top="0.4cm" fo:margin-bottom="0.0cm"/>
      <style:text-properties xmlns:fo="urn:oasis:names:tc:opendocument:xmlns:xsl-fo-compatible:1.0" fo:color="#323298" fo:font-size="28pt" fo:margin-bottom="0.0cm" fo:font-weight="bold"/>
    </style:style>
    <style:style xmlns:style="urn:oasis:names:tc:opendocument:xmlns:style:1.0" style:name="para-title2" style:family="paragraph" style:parent-style-name="Standard">
      <style:paragraph-properties xmlns:fo="urn:oasis:names:tc:opendocument:xmlns:xsl-fo-compatible:1.0" fo:margin-top="0.5cm" fo:margin-bottom="0.0cm"/>
      <style:text-properties xmlns:fo="urn:oasis:names:tc:opendocument:xmlns:xsl-fo-compatible:1.0" fo:color="#323298" fo:font-size="20pt" fo:margin-bottom="0.0cm" fo:font-weight="bold"/>
    </style:style>
    <style:style xmlns:style="urn:oasis:names:tc:opendocument:xmlns:style:1.0" style:name="para-title3" style:family="paragraph" style:parent-style-name="Standard">
      <style:paragraph-properties xmlns:fo="urn:oasis:names:tc:opendocument:xmlns:xsl-fo-compatible:1.0" fo:margin-top="0.5cm" fo:margin-bottom="0.0cm"/>
      <style:text-properties xmlns:fo="urn:oasis:names:tc:opendocument:xmlns:xsl-fo-compatible:1.0" fo:color="#323298" fo:font-size="14pt" fo:margin-bottom="0.0cm" fo:font-weight="bold"/>
    </style:style>
    <style:style xmlns:style="urn:oasis:names:tc:opendocument:xmlns:style:1.0" style:name="para-title4" style:family="paragraph" style:parent-style-name="Standard">
      <style:paragraph-properties xmlns:fo="urn:oasis:names:tc:opendocument:xmlns:xsl-fo-compatible:1.0" fo:margin-top="0.5cm" fo:margin-bottom="0.0cm"/>
      <style:text-properties xmlns:fo="urn:oasis:names:tc:opendocument:xmlns:xsl-fo-compatible:1.0" fo:color="#323298" fo:font-size="12pt" fo:margin-bottom="0.0cm" fo:font-weight="bold"/>
    </style:style>
    <style:style xmlns:style="urn:oasis:names:tc:opendocument:xmlns:style:1.0" style:name="para-title" style:family="paragraph" style:parent-style-name="Standard">
      <style:paragraph-properties xmlns:fo="urn:oasis:names:tc:opendocument:xmlns:xsl-fo-compatible:1.0" fo:margin-top="0.2cm" fo:margin-bottom="0.0cm"/>
      <style:text-properties xmlns:fo="urn:oasis:names:tc:opendocument:xmlns:xsl-fo-compatible:1.0" fo:color="#323298" fo:font-size="11pt" fo:margin-bottom="0.0cm" fo:font-weight="bold"/>
    </style: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default">
      <text:list-level-style-bullet text:level="1" text:style-name="bullet1" style:num-suffix=" " text:bullet-char="•">
        <style:list-level-properties text:space-before="0.0cm" text:min-label-width="0.5cm"/>
        <style:text-properties style:font-name="StarSymbol" fo:font-size="200%" fo:color="#323298"/>
      </text:list-level-style-bullet>
      <text:list-level-style-bullet text:level="2" text:style-name="bullet1" style:num-suffix=" " text:bullet-char="•">
        <style:list-level-properties text:space-before="0.5cm" text:min-label-width="0.5cm"/>
        <style:text-properties style:font-name="StarSymbol" fo:font-size="200%" fo:color="#323298"/>
      </text:list-level-style-bullet>
      <text:list-level-style-bullet text:level="3" text:style-name="bullet1" style:num-suffix=" " text:bullet-char="•">
        <style:list-level-properties text:space-before="1.0cm" text:min-label-width="0.5cm"/>
        <style:text-properties style:font-name="StarSymbol" fo:font-size="200%" fo:color="#323298"/>
      </text:list-level-style-bullet>
      <text:list-level-style-bullet text:level="4" text:style-name="bullet1" style:num-suffix=" " text:bullet-char="•">
        <style:list-level-properties text:space-before="1.5cm" text:min-label-width="0.5cm"/>
        <style:text-properties style:font-name="StarSymbol" fo:font-size="200%" fo:color="#323298"/>
      </text:list-level-style-bullet>
      <text:list-level-style-bullet text:level="5" text:style-name="bullet1" style:num-suffix=" " text:bullet-char="•">
        <style:list-level-properties text:space-before="2.0cm" text:min-label-width="0.5cm"/>
        <style:text-properties style:font-name="StarSymbol" fo:font-size="200%" fo:color="#323298"/>
      </text:list-level-style-bullet>
      <text:list-level-style-bullet text:level="6" text:style-name="bullet1" style:num-suffix=" " text:bullet-char="•">
        <style:list-level-properties text:space-before="2.5cm" text:min-label-width="0.5cm"/>
        <style:text-properties style:font-name="StarSymbol" fo:font-size="200%" fo:color="#323298"/>
      </text:list-level-style-bullet>
    </text:list-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arabic">
      <text:list-level-style-number text:level="1" text:style-name="numbering1" style:num-suffix="." style:num-format="1">
        <style:list-level-properties text:space-before="0.0cm" text:min-label-distance="0.3cm"/>
        <style:text-properties style:use-window-font-color="true" fo:font-size="100%"/>
      </text:list-level-style-number>
      <text:list-level-style-number text:level="2" text:style-name="numbering1" style:num-suffix="." style:num-format="1" text:display-levels="1">
        <style:list-level-properties text:space-before="0.5cm" text:min-label-distance="0.3cm"/>
      </text:list-level-style-number>
      <text:list-level-style-number text:level="3" text:style-name="numbering1" style:num-suffix="." style:num-format="1" text:display-levels="1">
        <style:list-level-properties text:space-before="1.0cm" text:min-label-distance="0.3cm"/>
      </text:list-level-style-number>
      <text:list-level-style-number text:level="4" text:style-name="numbering1" style:num-suffix="." style:num-format="1" text:display-levels="1">
        <style:list-level-properties text:space-before="1.5cm" text:min-label-distance="0.3cm"/>
      </text:list-level-style-number>
      <text:list-level-style-number text:level="5" text:style-name="numbering1" style:num-suffix="." style:num-format="1" text:display-levels="1">
        <style:list-level-properties text:space-before="2.0cm" text:min-label-distance="0.3cm"/>
      </text:list-level-style-number>
      <text:list-level-style-number text:level="6" text:style-name="numbering1" style:num-suffix="." style:num-format="1" text:display-levels="1">
        <style:list-level-properties text:space-before="2.5cm" text:min-label-distance="0.3cm"/>
      </text:list-level-style-number>
    </text:list-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low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low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upp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upp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style:style xmlns:style="urn:oasis:names:tc:opendocument:xmlns:style:1.0" style:name="imageobject" style:family="graphic" style:parent-style-name="Graphics">
      <style:graphic-properties xmlns:fo="urn:oasis:names:tc:opendocument:xmlns:xsl-fo-compatible:1.0" xmlns:draw="urn:oasis:names:tc:opendocument:xmlns:drawing:1.0" style:run-through="foreground" style:wrap="none" style:vertical-pos="from-top" style:vertical-rel="paragraph" style:horizontal-pos="center"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xmlns:style="urn:oasis:names:tc:opendocument:xmlns:style:1.0" style:name="imageobject-inline" style:family="graphic" style:parent-style-name="Graphics">
      <style:graphic-properties xmlns:fo="urn:oasis:names:tc:opendocument:xmlns:xsl-fo-compatible:1.0" xmlns:draw="urn:oasis:names:tc:opendocument:xmlns:drawing:1.0" style:vertical-pos="from-top" style:vertical-rel="paragraph" style:horizontal-pos="left"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frame-sidebar" style:family="graphic" style:parent-style-name="Frame">
      <style:graphic-properties style:vertical-pos="top" style:vertical-rel="paragraph-content" style:horizontal-pos="right" style:horizontal-rel="paragraph" style:shadow="none"/>
    </style:style>
    <number:date-style xmlns:number="urn:oasis:names:tc:opendocument:xmlns:datastyl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date-default">
      <number:day number:style="long"/>
      <number:text>-</number:text>
      <number:month number:style="long"/>
      <number:text>.</number:text>
      <number:year/>
    </number:dat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 style:family="table">
      <style:table-properties table:align="margins" style:shadow="none"/>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A1" style:family="table-cell">
      <style:table-cell-properties fo:padding="0.097cm" fo:border-left="1pt solid #000000" fo:border-top="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B1" style:family="table-cell">
      <style:table-cell-properties fo:padding="0.097cm" fo:border-left="0.5pt solid #000000" fo:border-top="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C1" style:family="table-cell">
      <style:table-cell-properties fo:padding="0.097cm" fo:border-left="0.5pt solid #000000" fo:border-top="1pt solid #000000" fo:border-right="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A2" style:family="table-cell">
      <style:table-cell-properties fo:padding="0.097cm" fo:border-left="1pt solid #000000" fo:border-top="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B2" style:family="table-cell">
      <style:table-cell-properties fo:padding="0.097cm" fo:border-left="0.5pt solid #000000" fo:border-top="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C2" style:family="table-cell">
      <style:table-cell-properties fo:padding="0.097cm" fo:border-left="0.5pt solid #000000" fo:border-right="1pt solid #000000" fo:border-top="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A3" style:family="table-cell">
      <style:table-cell-properties fo:padding="0.097cm" fo:border-left="1pt solid #000000" fo:border-top="0.5pt solid #000000" fo:border-bottom="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B3" style:family="table-cell">
      <style:table-cell-properties fo:padding="0.097cm" fo:border-left="0.5pt solid #000000" fo:border-top="0.5pt solid #000000" fo:border-bottom="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C3" style:family="table-cell">
      <style:table-cell-properties fo:padding="0.097cm" fo:border-left="0.5pt solid #000000" fo:border-top="0.5pt solid #000000" fo:border-right="1pt solid #000000" fo:border-bottom="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A4" style:family="table-cell">
      <style:table-cell-properties fo:padding="0.097cm" fo:border-top="0.5pt solid #000000" fo:border-left="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B4" style:family="table-cell">
      <style:table-cell-properties fo:border-top="0.5pt solid #000000" fo:padding="0.097cm">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C4" style:family="table-cell">
      <style:table-cell-properties fo:padding="0.097cm" fo:border-top="0.5pt solid #000000" fo:border-right="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A5" style:family="table-cell">
      <style:table-cell-properties fo:padding="0.097cm" fo:border-left="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B5" style:family="table-cell">
      <style:table-cell-properties fo:padding="0.097cm">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C5" style:family="table-cell">
      <style:table-cell-properties fo:padding="0.097cm" fo:border-right="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H-A3" style:family="table-cell">
      <style:table-cell-properties fo:padding="0.097cm" fo:border-left="1pt solid #000000" fo:border-top="1pt solid #000000" fo:border-bottom="0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H-B3" style:family="table-cell">
      <style:table-cell-properties fo:padding="0.097cm" fo:border-left="0.5pt solid #000000" fo:border-top="1pt solid #000000" fo:border-bottom="0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H-C3" style:family="table-cell">
      <style:table-cell-properties fo:padding="0.097cm" fo:border-left="0.5pt solid #000000" fo:border-top="1pt solid #000000" fo:border-right="1pt solid #000000" fo:border-bottom="0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H4" style:family="table-cell">
      <style:table-cell-properties fo:padding="0.097cm" fo:border-left="0.5pt solid #000000" fo:border-top="0.5pt solid #000000" fo:border-right="0.5pt solid #0000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F-A3" style:family="table-cell">
      <style:table-cell-properties fo:padding="0.097cm" fo:border-left="1pt solid #000000" fo:border-top="0pt solid #000000" fo:border-bottom="1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F-B3" style:family="table-cell">
      <style:table-cell-properties fo:padding="0.097cm" fo:border-left="0.5pt solid #000000" fo:border-top="0pt solid #000000" fo:border-bottom="1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F-C3" style:family="table-cell">
      <style:table-cell-properties fo:padding="0.097cm" fo:border-left="0.5pt solid #000000" fo:border-top="0pt solid #000000" fo:border-right="1pt solid #000000" fo:border-bottom="1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F6" style:family="table-cell">
      <style:table-cell-properties fo:padding="0.097cm" fo:border-left="0.5pt solid #000000" fo:border-right="0.5pt solid #000000" fo:border-bottom="0.5pt solid #0000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info" style:family="table">
      <style:table-properties fo:margin-top="0.5cm" table:align="margins" style:shadow="none"/>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info.column-A" style:family="table-column">
      <style:table-column-properties style:column-width="3cm" style:rel-column-width="1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info.column-B" style:family="table-column">
      <style:table-column-properties style:rel-column-width="9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info.cell-H" style:family="table-cell">
      <style:table-cell-properties fo:padding-left="0.3cm" fo:background-color="#F0F0F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info.cell-A" style:family="table-cell">
      <style:table-cell-properties fo:background-color="#F0F0F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biblio.column-A" style:family="table-column">
      <style:table-column-properties style:column-width="3cm" style:rel-column-width="2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biblio.column-B" style:family="table-column">
      <style:table-column-properties style:rel-column-width="800*"/>
    </style:style>
    <style:style xmlns:style="urn:oasis:names:tc:opendocument:xmlns:style:1.0" style:name="sect-TOC" style:family="section">
      <style:section-properties xmlns:fo="urn:oasis:names:tc:opendocument:xmlns:xsl-fo-compatible:1.0" xmlns:text="urn:oasis:names:tc:opendocument:xmlns:text:1.0" fo:background-color="red" text:dont-balance-text-columns="false" style:editable="false">
        <style:columns fo:column-count="0" fo:column-gap="0cm"/>
        <style:background-image/>
      </style:section-properties>
    </style:style>
    <style:style xmlns:style="urn:oasis:names:tc:opendocument:xmlns:style:1.0" style:name="CI.logo" style:family="graphic" style:parent-style-name="Graphics">
      <style:graphic-properties xmlns:fo="urn:oasis:names:tc:opendocument:xmlns:xsl-fo-compatible:1.0" xmlns:draw="urn:oasis:names:tc:opendocument:xmlns:drawing:1.0" style:wrap="none" style:number-wrapped-paragraphs="no-limit" style:vertical-pos="from-top" style:vertical-rel="paragraph"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p xmlns:text="urn:oasis:names:tc:opendocument:xmlns:text:1.0" text:style-name="title-article">Example sectio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title">DocBook example with sections</text:p>
      <!--section level 1-->
      <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1" text:style-name="Heading1">Examples of Link</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In this sentence this word is
    hot and points to the following section.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here is also a link to the section called
    <text:span text:style-name="text-italic">""</text:span>
    in this sentence.
    </text:p>
      <!--section level 2-->
      <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A Subsection</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his section only exists to be the target of a couple of links.
      </text:p>
      <!--section level 2-->
      <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econd subsection (1.2)</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onec nulla ipsum, rutrum ultrices, semper sit amet, aliquam eget,
      tellus. Quisque posuere convallis libero. Duis tellus. Class aptent
      taciti sociosqu ad litora torquent per conubia nostra, per inceptos
      hymenaeos. Nulla auctor dui ac nulla. Cras nibh lacus, hendrerit sed,
      fringilla blandit, consectetuer in, ante. Nunc sapien elit, convallis
      eget, aliquet eu, feugiat ut, sem. Etiam scelerisque nibh eu pede. Sed
      tellus elit, adipiscing ac, pharetra quis, condimentum nec, libero.
      Donec dapibus libero et nisi. Quisque elementum, nisl id sodales
      consectetuer, tortor turpis ornare arcu, vitae laoreet leo arcu at
      elit.</text:p>
      <!--section level 1-->
      <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1" text:style-name="Heading1">Second section (2)</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uspendisse dolor orci, iaculis id, suscipit eget, aliquam ut,
    sapien. Mauris nibh diam, luctus eget, fringilla sed, viverra vel, mi.
    Fusce vel neque quis arcu vulputate pulvinar. Morbi sollicitudin ipsum vel
    lectus. Donec elementum augue vitae libero. Nunc blandit interdum erat.
    Praesent a ipsum. Cras elit risus, pretium non, porttitor in, blandit in,
    elit. Phasellus hendrerit sapien a ipsum. Nullam nulla quam, suscipit eu,
    rutrum nec, viverra sit amet, eros. Aliquam congue lacinia odio. Praesent
    a turpis.</text:p>
      <!--section level 2-->
      <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ubsection (2.1)</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ubsection para</text:p>
      <!--section level 3-->
      <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subsection (2.1.1)</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ubsection para</text:p>
      <!--section level 4-->
      <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subsection (2.1.1.1)</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ubsection para</text:p>
      <!--section level 5-->
      <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5" text:style-name="Headings">subsection (2.1.1.1.*)</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ubsection para</text:p>
    </office:text>
  </office:body>
</office:document-content>
</file>

<file path=styles.xml><?xml version="1.0" encoding="utf-8"?>
<office:document-styles xmlns:office="urn:oasis:names:tc:opendocument:xmlns:office:1.0">
  <office:font-face-decls>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ourier" svg:font-family="Courier" style:font-family-generic="modern"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ourier New" svg:font-family="'Courier New'" style:font-family-generic="modern"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Verdana" svg:font-family="Verdana"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rial" svg:font-family="Arial"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rial Black" svg:font-family="Arial Black"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Wingdings" svg:font-family="Wingdings" style:font-pitch="variable" style:font-charset="x-symbol"/>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cidasans" svg:font-family="Lucidasans"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cida Console" svg:font-family="'Lucida Console'"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xi Sans" svg:font-family="'Luxi Sans'"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mes New Roman" svg:font-family="'Times New Roman'" style:font-family-generic="roman" style:font-pitch="variable"/>
  </office:font-face-decls>
  <office:styles>
    <style:default-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1pt" fo:language="sk" fo:country="SK" style:font-name-asian="F" style:font-size-asian="12pt" style:language-asian="en" style:country-asian="US" style:font-name-complex="F" style:font-size-complex="12pt" style:language-complex="en" style:country-complex="US"/>
    </style:default-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default-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agraph-properties style:text-autospace="ideograph-alpha" style:punctuation-wrap="hanging" style:line-break="strict" style:writing-mode="page" fo:text-align="left"/>
      <style:text-properties fo:font-size="11pt" fo:color="#000000" style:font-name="Arial"/>
    </style:default-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Standard" style:family="paragraph" style:display-name="Paragraph Default">
      <style:paragraph-properties/>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Verbatim" style:family="paragraph" style:display-name="Paragraph Verbatim">
      <style:paragraph-properties fo:text-indent="0.3cm" fo:background-color="#E0E0E0" style:shadow="none"/>
      <style:text-properties fo:font-size="10pt" style:font-name="Courier"/>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 style:display-name="Paragraph" style:family="paragraph" style:parent-style-name="Standard">
      <style:paragraph-properties/>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padding" style:display-name="Paragraph Padding" style:family="paragraph" style:parent-style-name="Standard">
      <style:paragraph-properties fo:margin-top="0.20cm"/>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padding-odd" style:display-name="Paragraph Padding Odd" style:family="paragraph" style:parent-style-name="Standard">
      <style:paragraph-properties fo:margin-top="0.20cm" fo:margin-left="1cm"/>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screen" style:display-name="Paragraph Screen" style:family="paragraph" style:parent-style-name="Verbatim" style:next-style-name="para-screen">
      <style:paragraph-properties fo:padding-top="0.20cm" fo:padding-bottom="0.20cm" fo:border-top="0.002cm solid #000000" fo:border-bottom="0.002cm solid #000000"/>
      <style:text-properties style:font-name="Lucida Console"/>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programlisting" style:display-name="Paragraph Programlisting" style:family="paragraph" style:parent-style-name="Verbatim" style:next-style-name="para-programlisting">
      <style:paragraph-properties fo:padding-top="0.20cm" fo:padding-bottom="0.20cm" fo:border-left="0.2cm solid #000000"/>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synopsis" style:display-name="Paragraph Synopsis" style:family="paragraph" style:parent-style-name="Verbatim" style:next-style-name="para-synopsis">
      <style:paragraph-properties fo:padding-top="0.20cm" fo:padding-bottom="0.20cm" fo:background-color="" fo:border-left="0.2cm solid #000000"/>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justify" style:display-name="Paragraph Justify" style:family="paragraph" style:parent-style-name="Standard">
      <style:paragraph-properties fo:text-align="justify" style:text-autospace="ideograph-alpha" style:punctuation-wrap="hanging" style:line-break="strict" style:writing-mode="page"/>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blockquote" style:display-name="Paragraph BlockQuote" style:family="paragraph" style:parent-style-name="Standard">
      <style:paragraph-properties fo:margin-left="1.2cm" fo:margin-right="0cm" fo:text-indent="0cm" style:auto-text-indent="false" fo:padding-left="0.15cm" fo:padding-right="0.049cm" fo:padding-top="0.049cm" fo:padding-bottom="0.049cm" fo:border-left="0.176cm solid #999999" fo:border-right="none" fo:border-top="none" fo:border-bottom="none" style:shadow="none" fo:margin-bottom="0.3cm"/>
      <style:text-properties fo:font-style="italic"/>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term" style:display-name="Paragraph Term" style:family="paragraph" style:parent-style-name="Standard">
      <style:paragraph-properties fo:keep-with-next="always" fo:margin-top="0.20cm"/>
      <style:text-properties fo:font-weight="bold"/>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sidebar" style:family="paragraph" style:parent-style-name="Standard">
      <style:paragraph-properties/>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heading" style:family="paragraph" style:display-name="Heading Default">
      <style:paragraph-properties style:shadow="none" fo:keep-with-next="always" text:number-lines="true"/>
      <style:text-properties fo:font-weight="bold" fo:color="#323298" style:font-name="Arial"/>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1" style:display-name="Heading 1" style:list-style-name="listH" style:default-outline-level="1">
      <style:paragraph-properties text:line-number="1" fo:margin-top="0.6cm" fo:margin-bottom="0.0cm"/>
      <style:text-properties fo:font-size="14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2" style:display-name="Heading 2" style:list-style-name="listH" style:default-outline-level="2">
      <style:paragraph-properties text:line-number="2" fo:margin-top="1.3cm" fo:margin-bottom="0.0cm"/>
      <style:text-properties fo:font-size="12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3" style:list-style-name="listH" style:display-name="Heading 3" style:default-outline-level="3">
      <style:paragraph-properties text:line-number="3" fo:margin-top="0.6cm"/>
      <style:text-properties fo:font-size="11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4" style:list-style-name="listH" style:display-name="Heading 4" style:default-outline-level="4">
      <style:paragraph-properties text:line-number="4" fo:margin-top="0.6cm"/>
      <style:text-properties fo:font-size="1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s" style:list-style-name="listH" style:display-name="Headings" style:default-outline-level="5">
      <style:paragraph-properties fo:margin-top="0.5cm"/>
      <style:text-properties fo:font-size="1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small" style:display-name="Heading Small">
      <style:paragraph-properties fo:margin-top="0.5cm"/>
      <style:text-properties fo:font-size="100%" fo:color="#323298"/>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para" style:display-name="Paragraph Heading">
      <style:paragraph-properties fo:margin-top="0.35cm"/>
      <style:text-properties fo:font-weight="bold" fo:font-size="100%" fo:color="#323298" style:font-name="Arial"/>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Standard" style:class="text" style:name="para-title" style:display-name="Paragraph Title">
      <style:paragraph-properties fo:margin-top="0.35cm"/>
      <style:text-properties fo:font-weight="bold" fo:font-size="100%" fo:color="#323298" style:font-name="Arial"/>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tle" style:family="paragraph" style:display-name="Title Default">
      <style:paragraph-properties style:shadow="none"/>
      <style:text-properties fo:font-weight="bold" fo:color="#323298" style:font-name="Arial"/>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tle-book" style:family="paragraph" style:parent-style-name="title" style:next-style-name="para-padding" style:display-name="Title Book">
      <style:paragraph-properties fo:padding-top="0.6cm"/>
      <style:text-properties fo:font-size="3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tle-chapter" style:family="paragraph" style:parent-style-name="title" style:next-style-name="para-padding" style:display-name="Title Chapter">
      <style:paragraph-properties fo:padding-top="0.6cm" fo:break-before="page"/>
      <style:text-properties fo:font-size="3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tle-article" style:family="paragraph" style:parent-style-name="title" style:next-style-name="para-padding" style:display-name="Title Article">
      <style:paragraph-properties fo:padding-top="0.6cm"/>
      <style:text-properties fo:font-size="16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tle-bibliography" style:family="paragraph" style:parent-style-name="title" style:next-style-name="para-padding" style:display-name="Title Bibliography">
      <style:paragraph-properties fo:padding-top="0.6cm"/>
      <style:text-properties fo:font-size="3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strong" style:display-name="Text Strong" style:family="text">
      <style:text-properties fo:font-weight="bold" fo:font-style="italic"/>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bold" style:display-name="Text Bold" style:family="text">
      <style:text-properties fo:font-weight="bold"/>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italic" style:display-name="Text Italic" style:family="text">
      <style:text-properties fo:font-style="italic"/>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underline" style:display-name="Text Underline" style:family="text">
      <style:text-properties style:text-underline-color="#000000" style:text-underline-mode="continuous" style:text-underline-type="single"/>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strikethrough" style:display-name="Text Strikethrough" style:family="text">
      <style:text-properties style:text-line-through-style="solid"/>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highlight" style:display-name="Text Highlight" style:family="text">
      <style:text-properties fo:background-color="#ffff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monospace" style:display-name="Text Monospace" style:family="text">
      <style:text-properties fo:font-family="Courier"/>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super" style:display-name="Text Superscript" style:family="text">
      <style:text-properties style:text-position="super 58%"/>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sub" style:display-name="Text Subscript" style:family="text">
      <style:text-properties style:text-position="sub 58%"/>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command" style:display-name="Text Command" style:family="text">
      <style:text-properties fo:font-family="Courier" fo:font-weight="bold" fo:background-color="#f0f0f0"/>
    </style:style>
    <style:default-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table">
      <style:table-properties table:border-model="separating"/>
    </style:default-style>
    <style:default-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table-row">
      <style:table-row-properties fo:keep-together="auto"/>
    </style:default-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numbering1" style:display-name="Number Symbols" style:family="text">
      <style:text-properties fo:font-weight="bold" fo:color="#323298" style:font-name="Arial"/>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bullet1" style:display-name="Bullet Symbols" style:family="text">
      <style:text-properties fo:font-weight="bold" fo:color="#323298" style:font-name="Arial"/>
    </style:style>
    <draw:stroke-dash xmlns:draw="urn:oasis:names:tc:opendocument:xmlns:drawing:1.0" xmlns:dc="http://purl.org/dc/elements/1.1/" xmlns:text="urn:oasis:names:tc:opendocument:xmlns:text:1.0" xmlns:style="urn:oasis:names:tc:opendocument:xmlns:style:1.0" xmlns:table="urn:oasis:names:tc:opendocument:xmlns:table: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draw:name="dash-ultrafine" draw:display-name="Ultrafine Dashed" draw:style="rect" draw:dots1="1" draw:dots1-length="0.051cm" draw:dots2="1" draw:dots2-length="0.051cm" draw:distance="0.051cm"/>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Index" style:family="paragraph" style:parent-style-name="Standard" style:class="index">
      <style:paragraph-properties text:number-lines="false" text:line-number="0"/>
    </style: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H" style:display-name="List Headings">
      <text:list-level-style-number text:level="1" text:style-name="numbering1" style:num-suffix="." style:num-format="1">
        <style:list-level-properties text:min-label-distance="0.3cm"/>
      </text:list-level-style-number>
      <text:list-level-style-number text:level="2" text:style-name="numbering1" style:num-suffix="." style:num-format="1" text:display-levels="2">
        <style:list-level-properties text:min-label-distance="0.3cm"/>
      </text:list-level-style-number>
      <text:list-level-style-number text:level="3" text:style-name="numbering1" style:num-suffix="." style:num-format="1" text:display-levels="3">
        <style:list-level-properties text:min-label-distance="0.3cm"/>
      </text:list-level-style-number>
      <text:list-level-style-number text:level="4" text:style-name="numbering1" style:num-suffix="." style:num-format="1" text:display-levels="4">
        <style:list-level-properties text:min-label-distance="0.3cm"/>
      </text:list-level-style-number>
    </text:list-style>
    <text:notes-configuration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note-class="footnote" style:num-format="1" text:start-value="0" text:footnotes-position="page" text:start-numbering-at="document"/>
    <text:notes-configuration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note-class="endnote" style:num-format="i" text:start-value="0"/>
    <text:linenumbering-configuration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number-lines="false" text:offset="0.499cm" style:num-format="1" text:number-position="left" text:increment="5"/>
  </office:styles>
  <office:automatic-styles>
    <style:page-layout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4">
      <style:page-layout-properties fo:page-width="21cm" fo:page-height="29.7cm" fo:margin-top="0.97cm" fo:margin-bottom="0.61cm" fo:margin-left="1.75cm" fo:margin-right="2.00cm" style:num-format="1" style:print-orientation="portrait" style:writing-mode="lr-tb" style:footnote-max-height="0cm"/>
      <style:header-style>
        <style:header-footer-properties fo:min-height="0.5cm" fo:margin-top="0cm" fo:margin-bottom="0cm" fo:margin-left="0cm" fo:margin-right="0cm"/>
      </style:header-style>
      <style:footer-style>
        <style:header-footer-properties fo:min-height="1.2cm" fo:margin-top="0.5cm" fo:margin-bottom="0cm" fo:margin-left="0cm" fo:margin-right="0cm" fo:border-top="0.002cm solid #000000"/>
      </style:footer-style>
    </style:page-layout>
    <style:page-layout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5">
      <style:page-layout-properties fo:page-width="14.8cm" fo:page-height="21.0cm" fo:margin-top="0.97cm" fo:margin-bottom="0.61cm" fo:margin-left="1.75cm" fo:margin-right="2.00cm" style:num-format="1" style:print-orientation="portrait" style:writing-mode="lr-tb" style:footnote-max-height="0cm"/>
      <style:footer-style>
        <style:header-footer-properties fo:min-height="1.5cm" fo:margin-left="0cm" fo:margin-right="0cm" fo:margin-top="0.5cm" fo:border-top="0.002cm solid #000000" fo:border-bottom="none" fo:border-left="none" fo:border-right="none" fo:padding="0cm" style:shadow="none" style:dynamic-spacing="false"/>
      </style:footer-style>
    </style:page-layout>
    <style:page-layout xmlns:style="urn:oasis:names:tc:opendocument:xmlns:style:1.0" style:name="screen">
      <style:page-layout-properties xmlns:fo="urn:oasis:names:tc:opendocument:xmlns:xsl-fo-compatible:1.0" fo:margin-top="0cm" fo:margin-bottom="0cm" fo:margin-left="0cm" fo:margin-right="0cm" fo:page-width="29.701cm" fo:page-height="20.989cm" style:print-orientation="landscape"/>
    </style:page-layout>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para-legal" style:family="paragraph" style:parent-style-name="Footer">
      <style:paragraph-properties fo:text-align="center" style:justify-single-word="false"/>
      <style:text-properties fo:font-size="7pt"/>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footer-start" style:family="paragraph" style:parent-style-name="Footer">
      <style:paragraph-properties fo:margin-top="0.05cm" fo:margin-right="0.1cm" fo:text-align="start" style:justify-single-word="false"/>
      <style:text-properties fo:font-size="7pt"/>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footer-end" style:family="paragraph" style:parent-style-name="Footer">
      <style:paragraph-properties fo:margin-top="0.05cm" fo:margin-right="0.1cm" fo:text-align="end" style:justify-single-word="false"/>
      <style:text-properties fo:font-size="7pt"/>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para-line" style:family="paragraph" style:parent-style-name="Header">
      <style:paragraph-properties fo:text-align="left" style:justify-single-word="false"/>
      <style:text-properties style:text-rotation-angle="90" style:text-rotation-scale="line-height" fo:letter-spacing="0.07cm"/>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text-line" style:family="text">
      <style:text-properties style:font-name="Arial Black" fo:font-size="7pt" fo:color="#FFFFFF"/>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line" style:family="graphic">
      <style:graphic-properties draw:textarea-horizontal-align="left" draw:textarea-vertical-align="middle" draw:stroke="solid" fo:padding-left="2cm" svg:stroke-width="0.0cm" style:run-through="foreground" style:wrap="run-through" style:number-wrapped-paragraphs="no-limit" style:vertical-pos="bottom" style:vertical-rel="page" style:horizontal-pos="right" style:horizontal-rel="page" draw:fill-color="#323298" svg:stroke-color="#323298"/>
    </style:style>
  </office:automatic-styles>
  <office:master-styles>
    <style:master-page xmlns:style="urn:oasis:names:tc:opendocument:xmlns:style:1.0" style:name="Standard" style:page-layout-name="A4" style:next-style-name="Others">
      <style:header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table table:name="tablefooter" table:style-name="tablefooter">
          <table:table-column table:style-name="tablefooter.A" table:number-columns-repeated="2"/>
          <table:table-row>
            <table:table-cell office:value-type="string">
              <text:p text:style-name="CI.footer-start">Example section</text:p>
              <text:p text:style-name="CI.footer-start">Generated by docbook2odf</text:p>
            </table:table-cell>
            <table:table-cell office:value-type="string">
              <text:p text:style-name="CI.footer-end">
						Page <text:page-number text:select-page="current"/> of <text:page-count/></text:p>
            </table:table-cell>
          </table:table-row>
        </table:table>
      </style:footer>
    </style:master-page>
    <style:master-page xmlns:style="urn:oasis:names:tc:opendocument:xmlns:style:1.0" style:name="Others" style:page-layout-name="A4" style:next-style-name="Others">
      <style:header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table table:name="tablefooter" table:style-name="tablefooter">
          <table:table-column table:style-name="tablefooter.A" table:number-columns-repeated="2"/>
          <table:table-row>
            <table:table-cell office:value-type="string">
              <text:p text:style-name="CI.footer-start">Example section</text:p>
              <text:p text:style-name="CI.footer-start">Generated by docbook2odf</text:p>
            </table:table-cell>
            <table:table-cell office:value-type="string">
              <text:p text:style-name="CI.footer-end">
						Page <text:page-number text:select-page="current"/> of <text:page-count/></text:p>
            </table:table-cell>
          </table:table-row>
        </table:table>
      </style:footer>
    </style:master-page>
  </office:master-styles>
</office:document-styles>
</file>

<file path=meta.xml><?xml version="1.0" encoding="utf-8"?>
<office:document-meta xmlns:office="urn:oasis:names:tc:opendocument:xmlns:office:1.0">
  <office:meta>
    <dc:title xmlns:dc="http://purl.org/dc/elements/1.1/"/>
    <dc:subject xmlns:dc="http://purl.org/dc/elements/1.1/"/>
    <dc:description xmlns:dc="http://purl.org/dc/elements/1.1/"/>
    <dc:date xmlns:dc="http://purl.org/dc/elements/1.1/">YYYY-MM-DD</dc:date>
    <dc:language xmlns:dc="http://purl.org/dc/elements/1.1/">sk</dc:language>
    <meta:generator xmlns:meta="urn:oasis:names:tc:opendocument:xmlns:meta:1.0">docbook2odf [$Rev: 153 $] generator (http://open.comsultia.com/docbook2odf/)</meta:generator>
  </office:meta>
</office:document-meta>
</file>